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2946952" calcext:value-type="float">
            <text:p>122946952</text:p>
          </table:table-cell>
          <table:table-cell office:value-type="string" calcext:value-type="string">
            <text:p>Milissegundos 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3830353" calcext:value-type="float">
            <text:p>23830353</text:p>
          </table:table-cell>
          <table:table-cell office:value-type="string" calcext:value-type="string">
            <text:p>Milissegundos 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34628917" calcext:value-type="float">
            <text:p>34628917</text:p>
          </table:table-cell>
          <table:table-cell office:value-type="string" calcext:value-type="string">
            <text:p>Milissegundos 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2799261" calcext:value-type="float">
            <text:p>22799261</text:p>
          </table:table-cell>
          <table:table-cell office:value-type="string" calcext:value-type="string">
            <text:p>Milissegundos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4386272" calcext:value-type="float">
            <text:p>24386272</text:p>
          </table:table-cell>
          <table:table-cell office:value-type="string" calcext:value-type="string">
            <text:p>Milissegundos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420331" calcext:value-type="float">
            <text:p>16420331</text:p>
          </table:table-cell>
          <table:table-cell office:value-type="string" calcext:value-type="string">
            <text:p>Milissegundos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6046692" calcext:value-type="float">
            <text:p>26046692</text:p>
          </table:table-cell>
          <table:table-cell office:value-type="string" calcext:value-type="string">
            <text:p>Milissegundos 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652899" calcext:value-type="float">
            <text:p>16652899</text:p>
          </table:table-cell>
          <table:table-cell office:value-type="string" calcext:value-type="string">
            <text:p>Milissegundos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4665973" calcext:value-type="float">
            <text:p>24665973</text:p>
          </table:table-cell>
          <table:table-cell office:value-type="string" calcext:value-type="string">
            <text:p>Milissegundos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2867824" calcext:value-type="float">
            <text:p>22867824</text:p>
          </table:table-cell>
          <table:table-cell office:value-type="string" calcext:value-type="string">
            <text:p>Milissegundos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1802965" calcext:value-type="float">
            <text:p>21802965</text:p>
          </table:table-cell>
          <table:table-cell office:value-type="string" calcext:value-type="string">
            <text:p>Milissegundos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34416655" calcext:value-type="float">
            <text:p>34416655</text:p>
          </table:table-cell>
          <table:table-cell office:value-type="string" calcext:value-type="string">
            <text:p>Milissegundos 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821488" calcext:value-type="float">
            <text:p>19821488</text:p>
          </table:table-cell>
          <table:table-cell office:value-type="string" calcext:value-type="string">
            <text:p>Milissegundos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314790" calcext:value-type="float">
            <text:p>17314790</text:p>
          </table:table-cell>
          <table:table-cell office:value-type="string" calcext:value-type="string">
            <text:p>Milissegundos 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640634" calcext:value-type="float">
            <text:p>16640634</text:p>
          </table:table-cell>
          <table:table-cell office:value-type="string" calcext:value-type="string">
            <text:p>Milissegundos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5920144" calcext:value-type="float">
            <text:p>25920144</text:p>
          </table:table-cell>
          <table:table-cell office:value-type="string" calcext:value-type="string">
            <text:p>Milissegundos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8065535" calcext:value-type="float">
            <text:p>18065535</text:p>
          </table:table-cell>
          <table:table-cell office:value-type="string" calcext:value-type="string">
            <text:p>Milissegundos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045493" calcext:value-type="float">
            <text:p>16045493</text:p>
          </table:table-cell>
          <table:table-cell office:value-type="string" calcext:value-type="string">
            <text:p>Milissegundos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65005" calcext:value-type="float">
            <text:p>16565005</text:p>
          </table:table-cell>
          <table:table-cell office:value-type="string" calcext:value-type="string">
            <text:p>Milissegundos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446056" calcext:value-type="float">
            <text:p>16446056</text:p>
          </table:table-cell>
          <table:table-cell office:value-type="string" calcext:value-type="string">
            <text:p>Milissegundos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648038" calcext:value-type="float">
            <text:p>17648038</text:p>
          </table:table-cell>
          <table:table-cell office:value-type="string" calcext:value-type="string">
            <text:p>Milissegundos 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334793" calcext:value-type="float">
            <text:p>16334793</text:p>
          </table:table-cell>
          <table:table-cell office:value-type="string" calcext:value-type="string">
            <text:p>Milissegundos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069021" calcext:value-type="float">
            <text:p>16069021</text:p>
          </table:table-cell>
          <table:table-cell office:value-type="string" calcext:value-type="string">
            <text:p>Milissegundos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448645" calcext:value-type="float">
            <text:p>16448645</text:p>
          </table:table-cell>
          <table:table-cell office:value-type="string" calcext:value-type="string">
            <text:p>Milissegundos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33539612" calcext:value-type="float">
            <text:p>33539612</text:p>
          </table:table-cell>
          <table:table-cell office:value-type="string" calcext:value-type="string">
            <text:p>Milissegundos 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2044447" calcext:value-type="float">
            <text:p>22044447</text:p>
          </table:table-cell>
          <table:table-cell office:value-type="string" calcext:value-type="string">
            <text:p>Milissegundos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2743046" calcext:value-type="float">
            <text:p>22743046</text:p>
          </table:table-cell>
          <table:table-cell office:value-type="string" calcext:value-type="string">
            <text:p>Milissegundos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2397237" calcext:value-type="float">
            <text:p>22397237</text:p>
          </table:table-cell>
          <table:table-cell office:value-type="string" calcext:value-type="string">
            <text:p>Milissegundos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2152464" calcext:value-type="float">
            <text:p>22152464</text:p>
          </table:table-cell>
          <table:table-cell office:value-type="string" calcext:value-type="string">
            <text:p>Milissegundos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2746077" calcext:value-type="float">
            <text:p>22746077</text:p>
          </table:table-cell>
          <table:table-cell office:value-type="string" calcext:value-type="string">
            <text:p>Milissegundos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36612635" calcext:value-type="float">
            <text:p>36612635</text:p>
          </table:table-cell>
          <table:table-cell office:value-type="string" calcext:value-type="string">
            <text:p>Milissegundos 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1795583" calcext:value-type="float">
            <text:p>21795583</text:p>
          </table:table-cell>
          <table:table-cell office:value-type="string" calcext:value-type="string">
            <text:p>Milissegundos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351004" calcext:value-type="float">
            <text:p>16351004</text:p>
          </table:table-cell>
          <table:table-cell office:value-type="string" calcext:value-type="string">
            <text:p>Milissegundos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161928" calcext:value-type="float">
            <text:p>16161928</text:p>
          </table:table-cell>
          <table:table-cell office:value-type="string" calcext:value-type="string">
            <text:p>Milissegundos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754400" calcext:value-type="float">
            <text:p>16754400</text:p>
          </table:table-cell>
          <table:table-cell office:value-type="string" calcext:value-type="string">
            <text:p>Milissegundos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76379" calcext:value-type="float">
            <text:p>16576379</text:p>
          </table:table-cell>
          <table:table-cell office:value-type="string" calcext:value-type="string">
            <text:p>Milissegundos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446995" calcext:value-type="float">
            <text:p>16446995</text:p>
          </table:table-cell>
          <table:table-cell office:value-type="string" calcext:value-type="string">
            <text:p>Milissegundos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938611" calcext:value-type="float">
            <text:p>17938611</text:p>
          </table:table-cell>
          <table:table-cell office:value-type="string" calcext:value-type="string">
            <text:p>Milissegundos 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659207" calcext:value-type="float">
            <text:p>16659207</text:p>
          </table:table-cell>
          <table:table-cell office:value-type="string" calcext:value-type="string">
            <text:p>Milissegundos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9345129" calcext:value-type="float">
            <text:p>29345129</text:p>
          </table:table-cell>
          <table:table-cell office:value-type="string" calcext:value-type="string">
            <text:p>Milissegundos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240119" calcext:value-type="float">
            <text:p>17240119</text:p>
          </table:table-cell>
          <table:table-cell office:value-type="string" calcext:value-type="string">
            <text:p>Milissegundos 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606334" calcext:value-type="float">
            <text:p>16606334</text:p>
          </table:table-cell>
          <table:table-cell office:value-type="string" calcext:value-type="string">
            <text:p>Milissegundos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2559463" calcext:value-type="float">
            <text:p>22559463</text:p>
          </table:table-cell>
          <table:table-cell office:value-type="string" calcext:value-type="string">
            <text:p>Milissegundos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140119" calcext:value-type="float">
            <text:p>16140119</text:p>
          </table:table-cell>
          <table:table-cell office:value-type="string" calcext:value-type="string">
            <text:p>Milissegundos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924290" calcext:value-type="float">
            <text:p>16924290</text:p>
          </table:table-cell>
          <table:table-cell office:value-type="string" calcext:value-type="string">
            <text:p>Milissegundos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929970" calcext:value-type="float">
            <text:p>16929970</text:p>
          </table:table-cell>
          <table:table-cell office:value-type="string" calcext:value-type="string">
            <text:p>Milissegundos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234772" calcext:value-type="float">
            <text:p>16234772</text:p>
          </table:table-cell>
          <table:table-cell office:value-type="string" calcext:value-type="string">
            <text:p>Milissegundos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6076227" calcext:value-type="float">
            <text:p>26076227</text:p>
          </table:table-cell>
          <table:table-cell office:value-type="string" calcext:value-type="string">
            <text:p>Milissegundos 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261571" calcext:value-type="float">
            <text:p>16261571</text:p>
          </table:table-cell>
          <table:table-cell office:value-type="string" calcext:value-type="string">
            <text:p>Milissegundos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627805" calcext:value-type="float">
            <text:p>16627805</text:p>
          </table:table-cell>
          <table:table-cell office:value-type="string" calcext:value-type="string">
            <text:p>Milissegundos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EDIA</text:p>
          </table:table-cell>
          <table:table-cell table:formula="of:=AVERAGE([.F1:.F50])" office:value-type="float" office:value="22.22" calcext:value-type="float">
            <text:p>22,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svio</text:p>
          </table:table-cell>
          <table:table-cell table:formula="of:=STDEV([.F1];[.F50])" office:value-type="float" office:value="74.953318805774" calcext:value-type="float">
            <text:p>74,9533188057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amanh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</text:p>
          </table:table-cell>
          <table:table-cell table:formula="of:=[.F53]/SQRT([.F54])" office:value-type="float" office:value="10.6" calcext:value-type="float">
            <text:p>10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20:31:07.3127595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7:32:37.708004757</meta:creation-date>
    <dc:date>2019-06-07T20:32:19.859542460</dc:date>
    <meta:editing-duration>PT5M40S</meta:editing-duration>
    <meta:editing-cycles>3</meta:editing-cycles>
    <meta:generator>LibreOffice/6.0.6.2$Linux_X86_64 LibreOffice_project/00m0$Build-2</meta:generator>
    <meta:document-statistic meta:table-count="1" meta:cell-count="258" meta:object-count="0"/>
  </office:meta>
</office:document-meta>
</file>